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38000002BC3C2359B0.png" manifest:media-type=""/>
  <manifest:file-entry manifest:full-path="Pictures/10000000000003D7000002DE1458249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use perl or die;</text:p>
            <text:p/>
            <text:p><text:span text:style-name="T1">Stefan Sei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iderWebmail</text:p>
            <text:p>http://www.ciderwebmail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text-style-name="P1" draw:layer="layout" svg:width="25.199cm" svg:height="16.256cm" svg:x="1.4cm" svg:y="0.837cm" presentation:class="subtitle" presentation:placeholder="true">
          <draw:text-box/>
        </draw:frame>
        <draw:frame draw:style-name="gr2" draw:text-style-name="P2" draw:layer="layout" svg:width="26.004cm" svg:height="19.417cm" svg:x="1.057cm" svg:y="0.875cm">
          <draw:image xlink:href="Pictures/10000000000003D7000002DE145824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iderCMS</text:p>
            <text:p>http://www.cidercms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4" draw:text-style-name="P1" draw:layer="layout" svg:width="25.199cm" svg:height="16.256cm" svg:x="1.4cm" svg:y="0.837cm" presentation:class="subtitle" presentation:placeholder="true">
          <draw:text-box/>
        </draw:frame>
        <draw:frame draw:style-name="gr2" draw:text-style-name="P2" draw:layer="layout" svg:width="25.599cm" svg:height="17.49cm" svg:x="1cm" svg:y="1.51cm">
          <draw:image xlink:href="Pictures/1000000000000438000002BC3C2359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&lt;unnamed&gt; mailing list manag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2">Future: CiderWebstat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http://www.ciderwebmail.org</text:p>
            <text:p>http://www.cidercms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4T15:17:42</meta:creation-date>
    <meta:editing-duration>PT25M21S</meta:editing-duration>
    <meta:editing-cycles>4</meta:editing-cycles>
    <dc:date>2013-08-14T16:04:59</dc:date>
    <meta:generator>LibreOffice/3.6$Linux_X86_64 LibreOffice_project/360m1$Build-304</meta:generator>
    <meta:document-statistic meta:object-count="47"/>
  </office:meta>
</office:document-meta>
</file>